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utomated decision-making (ADM) systems powered by artificial intelligence have become increasingly prevalent in various domains, from loan approvals to hiring processes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20T17:06:50.151279401</meta:creation-date>
    <meta:generator>LibreOffice/6.4.7.2$Linux_X86_64 LibreOffice_project/40$Build-2</meta:generator>
    <dc:date>2024-10-20T17:17:05.675507756</dc:date>
    <meta:editing-duration>PT10M16S</meta:editing-duration>
    <meta:editing-cycles>1</meta:editing-cycles>
    <meta:document-statistic meta:table-count="0" meta:image-count="0" meta:object-count="0" meta:page-count="1" meta:paragraph-count="1" meta:word-count="21" meta:character-count="171" meta:non-whitespace-character-count="150"/>
  </office:meta>
</office:document-meta>
</file>